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2C0000051C24ACE3DD89F7FD7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onteira Sistêmica</text:span></text:p>
      <text:p text:style-name="Standard"><draw:frame draw:style-name="fr1" draw:name="image1.png" text:anchor-type="as-char" svg:width="6.2681in" svg:height="4.4583in" draw:z-index="0"><draw:image xlink:href="Pictures/100002010000072C0000051C24ACE3DD89F7FD7A.png" xlink:type="simple" xlink:show="embed" xlink:actuate="onLoad" loext:mime-type="image/png"/></draw:frame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2" meta:character-count="20" meta:non-whitespace-character-count="18"/>
    <meta:generator>LibreOfficeDev/6.0.5.2$Linux_X86_64 LibreOffice_project/</meta:generator>
  </office:meta>
</office:document-meta>
</file>